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1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roduction Baseline — systemd + Quadlet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1 is the production turning point. Everything before was development patterns; Quadlet is</text:span></text:p>
              <text:p><text:span text:style-name="s6">how services run in production on Linux. Quadlet converts simple declarative unit files into full</text:span></text:p>
              <text:p><text:span text:style-name="s6">systemd service units. The benefit: restart policies, boot ordering, journald logging, and boot</text:span></text:p>
              <text:p><text:span text:style-name="s6">persistence — all for free, using the same tooling that manages every other service on the ho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y Quadlet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Linux-native: systemd manages restarts, logs, dependencies, boot start</text:span></text:p>
            <text:p><text:span text:style-name="s4">Quadlet file -&gt; systemd generates the service unit automatically</text:span></text:p>
            <text:p><text:span text:style-name="s4">Files live at: ~/.config/containers/systemd/*.{container,network,volume,pod}</text:span></text:p>
            <text:p><text:span text:style-name="s4">Boot persistence: sudo loginctl enable-linger $USER</text:span></text:p>
            <text:p><text:span text:style-name="s5">journalctl --user -u myapp.service -n 100   (all logs in one place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differentiator vs 'podman run in a script': systemd handles restart on failure, ordered startup</text:span></text:p>
              <text:p><text:span text:style-name="s6">(dependencies), graceful shutdown, and log collection. A cron-or-bash approach misses all of these.</text:span></text:p>
              <text:p><text:span text:style-name="s6">Linger: without loginctl enable-linger, user services stop when you log out. On a server you want</text:span></text:p>
              <text:p><text:span text:style-name="s6">services to run regardless of whether anyone is logged in. After enabling linger, user services</text:span></text:p>
              <text:p><text:span text:style-name="s6">start on boot with no active login session. The Quadlet generator runs at daemon-reload time. If</text:span></text:p>
              <text:p><text:span text:style-name="s6">Podman cannot parse your unit file, the generated service will not appear. Debug with:</text:span></text:p>
              <text:p><text:span text:style-name="s6">/usr/lib/systemd/system-generators/podman-system-generator --user --dryrun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Quadlet Unit File Structur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[Unit]      Description=My App</text:span></text:p>
            <text:p><text:span text:style-name="s5">[Container] Image=docker.io/library/nginx:stable</text:span></text:p>
            <text:p><text:span text:style-name="s5">[Container] PublishPort=127.0.0.1:8081:80</text:span></text:p>
            <text:p><text:span text:style-name="s5">[Container] Network=appnet.network  /  Volume=appdata.volume:/data</text:span></text:p>
            <text:p><text:span text:style-name="s5">[Service]   Restart=always</text:span></text:p>
            <text:p><text:span text:style-name="s5">[Install]   WantedBy=default.targe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through a real unit file from examples/quadlet/hello-nginx.container. [Container] section</text:span></text:p>
              <text:p><text:span text:style-name="s6">translates directly to podman run flags: Image -&gt; --image, PublishPort -&gt; -p, Network -&gt; --network,</text:span></text:p>
              <text:p><text:span text:style-name="s6">Volume -&gt; -v. The Network= and Volume= values reference other Quadlet units by filename stem.</text:span></text:p>
              <text:p><text:span text:style-name="s6">systemd will start the network and volume units before the container unit when you include them in</text:span></text:p>
              <text:p><text:span text:style-name="s6">After= and Requires=. [Install] WantedBy=default.target means the service starts on boot after</text:span></text:p>
              <text:p><text:span text:style-name="s6">linger is enabled. Without this line the service will not auto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1: First Quadlet Servi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cp examples/quadlet/hello-nginx.container ~/.config/containers/systemd/</text:span></text:p>
            <text:p><text:span text:style-name="s5">systemctl --user daemon-reload</text:span></text:p>
            <text:p><text:span text:style-name="s5">systemctl --user start hello-nginx.service</text:span></text:p>
            <text:p><text:span text:style-name="s5">curl http://127.0.0.1:8081/   -&gt;  nginx welcome page</text:span></text:p>
            <text:p><text:span text:style-name="s5">journalctl --user -u hello-nginx.service -n 20 --no-pa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st common failure: forgetting daemon-reload after copying the file. Quadlet files are only</text:span></text:p>
              <text:p><text:span text:style-name="s6">processed at daemon-reload time — skip it and the service will not exist. Have students check:</text:span></text:p>
              <text:p><text:span text:style-name="s6">systemctl --user status hello-nginx.service. If it shows 'not found', daemon-reload was not run. If</text:span></text:p>
              <text:p><text:span text:style-name="s6">it shows 'failed', check journalctl for the Podman error. After success, show the clean-up: stop</text:span></text:p>
              <text:p><text:span text:style-name="s6">service, remove the .container file, daemon-reload again. This teaches that Quadlet is not a</text:span></text:p>
              <text:p><text:span text:style-name="s6">database — the file IS the configur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Secrets in Quadlet (Module 11a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In [Container]: Secret=db_password</text:span></text:p>
            <text:p><text:span text:style-name="s4">Container reads from /run/secrets/db_password at runtime</text:span></text:p>
            <text:p><text:span text:style-name="s4">Never put secret values in Environment= lines</text:span></text:p>
            <text:p><text:span text:style-name="s4">Rotation: update Secret= to new versioned name, daemon-reload, restart</text:span></text:p>
            <text:p><text:span text:style-name="s4">Verify: journalctl logs must not contain secret value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Rotation procedure: 1. Create new secret: printf '%s' 'newval' | podman secret create db_password_v2</text:span></text:p>
              <text:p><text:span text:style-name="s6">- 2. Edit the .container file: change Secret=db_password_v1 to Secret=db_password_v2 3. systemctl</text:span></text:p>
              <text:p><text:span text:style-name="s6">--user daemon-reload &amp;&amp; systemctl --user restart myapp.service 4. Verify the service is healthy 5.</text:span></text:p>
              <text:p><text:span text:style-name="s6">podman secret rm db_password_v1 The journald log verification step: journalctl --user -u</text:span></text:p>
              <text:p><text:span text:style-name="s6">myapp.service | grep -i password should return nothing. If it returns something, the app is logging</text:span></text:p>
              <text:p><text:span text:style-name="s6">secrets — fix the app before produc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